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setting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62cm" fo:min-width="0.37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6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7" style:family="graphic" style:parent-style-name="standard">
      <style:graphic-properties svg:stroke-color="#808080" draw:fill-color="#dddddd" draw:textarea-horizontal-align="justify" draw:textarea-vertical-align="middle" draw:auto-grow-height="false" fo:min-height="0.662cm" fo:min-width="0.379cm"/>
    </style:style>
    <style:style style:name="gr8" style:family="graphic" style:parent-style-name="standard">
      <style:graphic-properties svg:stroke-color="#999999" draw:fill-color="#dddddd" draw:textarea-horizontal-align="justify" draw:textarea-vertical-align="middle" draw:auto-grow-height="false" fo:min-height="0.662cm" fo:min-width="0.37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-color="#dddddd"/>
      <style:paragraph-properties fo:text-align="center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43cm" svg:height="1.288cm" svg:x="8.159cm" svg:y="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402cm" svg:y1="4.591cm" svg:x2="11.667cm" svg:y2="4.591cm" draw:start-shape="id1" draw:start-glue-point="10" draw:end-shape="id2" draw:end-glue-point="3" svg:d="M9402 4591h2265" svg:viewBox="0 0 2266 1">
          <text:p/>
        </draw:connector>
        <draw:connector draw:style-name="gr2" draw:text-style-name="P2" draw:layer="layout" draw:type="line" svg:x1="6.101cm" svg:y1="4.575cm" svg:x2="8.159cm" svg:y2="4.591cm" draw:end-shape="id1" draw:end-glue-point="6" svg:d="M6101 4575l2058 16" svg:viewBox="0 0 2059 17">
          <text:p/>
        </draw:connector>
        <draw:frame draw:style-name="gr3" draw:text-style-name="P1" xml:id="id4" draw:id="id4" draw:layer="layout" svg:width="1.224cm" svg:height="0.53cm" svg:x="8.101cm" svg:y="4.326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4" draw:text-style-name="P2" draw:layer="layout" draw:type="line" svg:x1="7.372cm" svg:y1="6.708cm" svg:x2="8.781cm" svg:y2="5.235cm" draw:start-shape="id3" draw:start-glue-point="0" draw:end-shape="id1" draw:end-glue-point="8" svg:d="M7372 6708l1409-1473" svg:viewBox="0 0 1410 1474">
          <text:p/>
        </draw:connector>
        <draw:frame draw:style-name="gr3" draw:text-style-name="P1" xml:id="id14" draw:id="id14" draw:layer="layout" svg:width="0.661cm" svg:height="0.53cm" svg:x="5.367cm" svg:y="4.326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1" xml:id="id3" draw:id="id3" draw:layer="layout" svg:width="0.742cm" svg:height="0.53cm" svg:x="7.001cm" svg:y="6.70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1" xml:id="id2" draw:id="id2" draw:layer="layout" svg:width="0.496cm" svg:height="0.47cm" svg:x="11.667cm" svg:y="4.35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onnector draw:style-name="gr2" draw:text-style-name="P2" draw:layer="layout" draw:type="line" svg:x1="6.11cm" svg:y1="3.454cm" svg:x2="8.101cm" svg:y2="4.591cm" draw:end-shape="id4" draw:end-glue-point="3" svg:d="M6110 3454l1991 1137" svg:viewBox="0 0 1992 1138">
          <text:p/>
        </draw:connector>
        <draw:frame draw:style-name="gr3" draw:text-style-name="P1" xml:id="id12" draw:id="id12" draw:layer="layout" svg:width="0.67cm" svg:height="0.53cm" svg:x="5.367cm" svg:y="3.13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onnector draw:style-name="gr2" draw:text-style-name="P2" draw:layer="layout" draw:type="line" svg:x1="6.014cm" svg:y1="5.748cm" svg:x2="8.101cm" svg:y2="4.591cm" draw:end-shape="id4" draw:end-glue-point="3" svg:d="M6014 5748l2087-1157" svg:viewBox="0 0 2088 1158">
          <text:p/>
        </draw:connector>
        <draw:frame draw:style-name="gr3" draw:text-style-name="P1" xml:id="id16" draw:id="id16" draw:layer="layout" svg:width="0.67cm" svg:height="0.53cm" svg:x="5.368cm" svg:y="5.43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5" draw:text-style-name="P3" draw:layer="layout" svg:width="1.035cm" svg:height="0.962cm" svg:x="5.149cm" svg:y="4.434cm">
          <draw:text-box>
            <text:p>...</text:p>
          </draw:text-box>
        </draw:frame>
        <draw:frame draw:style-name="gr3" draw:text-style-name="P1" xml:id="id5" draw:id="id5" draw:layer="layout" svg:width="0.733cm" svg:height="0.53cm" svg:x="8.401cm" svg:y="6.70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" draw:text-style-name="P1" xml:id="id6" draw:id="id6" draw:layer="layout" svg:width="1.044cm" svg:height="0.53cm" svg:x="10.002cm" svg:y="6.708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onnector draw:style-name="gr4" draw:text-style-name="P2" draw:layer="layout" draw:type="line" svg:x1="8.767cm" svg:y1="6.708cm" svg:x2="8.781cm" svg:y2="5.235cm" draw:start-shape="id5" draw:start-glue-point="0" draw:end-shape="id1" draw:end-glue-point="8" svg:d="M8767 6708l14-1473" svg:viewBox="0 0 15 1474">
          <text:p/>
        </draw:connector>
        <draw:connector draw:style-name="gr4" draw:text-style-name="P2" draw:layer="layout" draw:type="line" svg:x1="10.524cm" svg:y1="6.708cm" svg:x2="8.781cm" svg:y2="5.235cm" draw:start-shape="id6" draw:start-glue-point="0" draw:end-shape="id1" draw:end-glue-point="8" svg:d="M10524 6708l-1743-1473" svg:viewBox="0 0 1744 1474">
          <text:p/>
        </draw:connector>
        <draw:frame draw:style-name="gr5" draw:text-style-name="P4" draw:layer="layout" svg:width="1.035cm" svg:height="0.962cm" svg:x="9.074cm" svg:y="6.338cm">
          <draw:text-box>
            <text:p><text:span text:style-name="T1">...</text:span></text:p>
          </draw:text-box>
        </draw:frame>
        <draw:frame draw:style-name="gr3" draw:text-style-name="P1" xml:id="id7" draw:id="id7" draw:layer="layout" svg:width="0.7cm" svg:height="0.53cm" svg:x="11.601cm" svg:y="3.16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onnector draw:style-name="gr6" draw:text-style-name="P2" draw:layer="layout" draw:type="line" svg:x1="11.601cm" svg:y1="3.434cm" svg:x2="9.325cm" svg:y2="4.591cm" draw:start-shape="id7" draw:start-glue-point="3" draw:end-shape="id4" draw:end-glue-point="1" svg:d="M11601 3434l-2276 1157" svg:viewBox="0 0 2277 1158">
          <text:p/>
        </draw:connector>
        <draw:frame draw:style-name="gr3" draw:text-style-name="P1" xml:id="id8" draw:id="id8" draw:layer="layout" svg:width="0.803cm" svg:height="0.569cm" svg:x="5.101cm" svg:y="2.369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onnector draw:style-name="gr6" draw:text-style-name="P2" draw:layer="layout" draw:type="line" svg:x1="8.101cm" svg:y1="4.591cm" svg:x2="5.904cm" svg:y2="2.653cm" draw:start-shape="id4" draw:start-glue-point="3" draw:end-shape="id8" draw:end-glue-point="1" svg:d="M8101 4591l-2197-1938" svg:viewBox="0 0 2198 1939">
          <text:p/>
        </draw:connector>
        <draw:frame draw:style-name="gr3" draw:text-style-name="P1" xml:id="id9" draw:id="id9" draw:layer="layout" svg:width="0.851cm" svg:height="0.569cm" svg:x="6.198cm" svg:y="6.638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6" draw:text-style-name="P2" draw:layer="layout" draw:type="line" svg:x1="8.781cm" svg:y1="5.235cm" svg:x2="6.623cm" svg:y2="6.638cm" draw:start-shape="id1" draw:start-glue-point="8" draw:end-shape="id9" draw:end-glue-point="0" svg:d="M8781 5235l-2158 1403" svg:viewBox="0 0 2159 1404">
          <text:p/>
        </draw:connector>
        <draw:custom-shape draw:style-name="gr7" draw:text-style-name="P5" draw:layer="layout" svg:width="1.243cm" svg:height="1.288cm" svg:x="14.259cm" svg:y="3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10" draw:id="id10" draw:layer="layout" svg:width="1.224cm" svg:height="0.53cm" svg:x="14.201cm" svg:y="4.32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5" draw:layer="layout" svg:width="1.243cm" svg:height="1.288cm" svg:x="1.658cm" svg:y="1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11" draw:id="id11" draw:layer="layout" svg:width="1.224cm" svg:height="0.53cm" svg:x="1.6cm" svg:y="2.08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onnector draw:style-name="gr6" draw:text-style-name="P2" draw:layer="layout" draw:type="line" svg:x1="14.201cm" svg:y1="4.591cm" svg:x2="12.301cm" svg:y2="3.434cm" draw:start-shape="id10" draw:start-glue-point="3" draw:end-shape="id7" draw:end-glue-point="1" svg:d="M14201 4591l-1900-1157" svg:viewBox="0 0 1901 1158">
          <text:p/>
        </draw:connector>
        <draw:connector draw:style-name="gr2" draw:text-style-name="P2" draw:layer="layout" draw:type="line" svg:x1="2.824cm" svg:y1="2.346cm" svg:x2="5.367cm" svg:y2="3.403cm" draw:start-shape="id11" draw:start-glue-point="1" draw:end-shape="id12" draw:end-glue-point="3" svg:d="M2824 2346l2543 1057" svg:viewBox="0 0 2544 1058">
          <text:p/>
        </draw:connector>
        <draw:connector draw:style-name="gr6" draw:text-style-name="P2" draw:layer="layout" draw:type="line" svg:x1="5.101cm" svg:y1="2.653cm" svg:x2="2.824cm" svg:y2="2.346cm" draw:start-shape="id8" draw:start-glue-point="3" draw:end-shape="id11" draw:end-glue-point="1" svg:d="M5101 2653l-2277-307" svg:viewBox="0 0 2278 308">
          <text:p/>
        </draw:connector>
        <draw:custom-shape draw:style-name="gr8" draw:text-style-name="P5" draw:layer="layout" svg:width="1.243cm" svg:height="1.288cm" svg:x="1.659cm" svg:y="3.9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1" xml:id="id13" draw:id="id13" draw:layer="layout" svg:width="1.224cm" svg:height="0.53cm" svg:x="1.601cm" svg:y="4.32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8" draw:text-style-name="P5" draw:layer="layout" svg:width="1.243cm" svg:height="1.288cm" svg:x="1.659cm" svg:y="5.7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xml:id="id15" draw:id="id15" draw:layer="layout" svg:width="1.224cm" svg:height="0.53cm" svg:x="1.601cm" svg:y="6.18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onnector draw:style-name="gr2" draw:text-style-name="P2" draw:layer="layout" draw:type="line" svg:x1="2.825cm" svg:y1="4.591cm" svg:x2="5.367cm" svg:y2="4.591cm" draw:start-shape="id13" draw:start-glue-point="1" draw:end-shape="id14" draw:end-glue-point="3" svg:d="M2825 4591h2542" svg:viewBox="0 0 2543 1">
          <text:p/>
        </draw:connector>
        <draw:connector draw:style-name="gr2" draw:text-style-name="P2" draw:layer="layout" draw:type="line" svg:x1="2.825cm" svg:y1="6.447cm" svg:x2="5.368cm" svg:y2="5.703cm" draw:start-shape="id15" draw:start-glue-point="1" draw:end-shape="id16" draw:end-glue-point="3" svg:d="M2825 6447l2543-744" svg:viewBox="0 0 2544 745">
          <text:p/>
        </draw:connector>
        <draw:connector draw:style-name="gr2" draw:text-style-name="P2" draw:layer="layout" draw:type="line" svg:x1="12.163cm" svg:y1="4.591cm" svg:x2="14.201cm" svg:y2="4.591cm" draw:start-shape="id2" draw:start-glue-point="1" draw:end-shape="id10" draw:end-glue-point="3" svg:d="M12163 4591h2038" svg:viewBox="0 0 203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09:44:24.623377814</meta:creation-date>
    <dc:date>2017-06-12T12:25:40.789198576</dc:date>
    <meta:editing-duration>P3DT4H44M51S</meta:editing-duration>
    <meta:editing-cycles>9</meta:editing-cycles>
    <meta:generator>LibreOffice/5.2.2.2$Linux_X86_64 LibreOffice_project/20m0$Build-2</meta:generator>
    <meta:document-statistic meta:object-count="38"/>
  </office:meta>
</office:document-meta>
</file>

<file path=Object 1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2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20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/content.xml><?xml version="1.0" encoding="utf-8"?>
<math xmlns="http://www.w3.org/1998/Math/MathML" display="block">
  <semantics>
    <mstyle color="red">
      <msub>
        <mi>W</mi>
        <mn>0</mn>
      </msub>
    </mstyle>
    <annotation encoding="StarMath 5.0">color red {W_0}</annotation>
  </semantics>
</math>
</file>

<file path=Object 23/content.xml><?xml version="1.0" encoding="utf-8"?>
<math xmlns="http://www.w3.org/1998/Math/MathML" display="block">
  <semantics>
    <mi>Y</mi>
    <annotation encoding="StarMath 5.0">Y</annotation>
  </semantics>
</math>
</file>

<file path=Object 24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5/content.xml><?xml version="1.0" encoding="utf-8"?>
<math xmlns="http://www.w3.org/1998/Math/MathML" display="block">
  <semantics>
    <msub>
      <mi>X</mi>
      <mi>n</mi>
    </msub>
    <annotation encoding="StarMath 5.0">X_n</annotation>
  </semantics>
</math>
</file>

<file path=Object 26/content.xml><?xml version="1.0" encoding="utf-8"?>
<math xmlns="http://www.w3.org/1998/Math/MathML" display="block">
  <semantics>
    <mstyle color="red">
      <msub>
        <mi>W</mi>
        <mn>1</mn>
      </msub>
    </mstyle>
    <annotation encoding="StarMath 5.0">color red {W_1}</annotation>
  </semantics>
</math>
</file>

<file path=Object 27/content.xml><?xml version="1.0" encoding="utf-8"?>
<math xmlns="http://www.w3.org/1998/Math/MathML" display="block">
  <semantics>
    <mstyle color="red">
      <msub>
        <mi>W</mi>
        <mrow>
          <mi>n</mi>
          <mo stretchy="false">+</mo>
          <mn>1</mn>
        </mrow>
      </msub>
    </mstyle>
    <annotation encoding="StarMath 5.0">color red {W_{n+1}}</annotation>
  </semantics>
</math>
</file>

<file path=Object 3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

<file path=Object 31/content.xml><?xml version="1.0" encoding="utf-8"?>
<math xmlns="http://www.w3.org/1998/Math/MathML" display="block">
  <semantics>
    <mstyle color="green">
      <msub>
        <mi>G</mi>
        <mi>Y</mi>
      </msub>
    </mstyle>
    <annotation encoding="StarMath 5.0">color green {G_Y}</annotation>
  </semantics>
</math>
</file>

<file path=Object 34/content.xml><?xml version="1.0" encoding="utf-8"?>
<math xmlns="http://www.w3.org/1998/Math/MathML" display="block">
  <semantics>
    <mstyle color="green">
      <msub>
        <mi>G</mi>
        <msub>
          <mi>X</mi>
          <mn>0</mn>
        </msub>
      </msub>
    </mstyle>
    <annotation encoding="StarMath 5.0">color green {G_{X_0}}</annotation>
  </semantics>
</math>
</file>

<file path=Object 35/content.xml><?xml version="1.0" encoding="utf-8"?>
<math xmlns="http://www.w3.org/1998/Math/MathML" display="block">
  <semantics>
    <mstyle color="green">
      <msub>
        <mi>G</mi>
        <msub>
          <mi>W</mi>
          <mn>0</mn>
        </msub>
      </msub>
    </mstyle>
    <annotation encoding="StarMath 5.0">color green {G_{W_0}}</annotation>
  </semantics>
</math>
</file>

<file path=Object 4/content.xml><?xml version="1.0" encoding="utf-8"?>
<math xmlns="http://www.w3.org/1998/Math/MathML" display="block">
  <semantics>
    <msub>
      <mi>F</mi>
      <mi mathvariant="italic">neuron</mi>
    </msub>
    <annotation encoding="StarMath 5.0">F_neuron</annotation>
  </semantics>
</math>
</file>